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465" officeooo:paragraph-rsid="001bd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ri de Carvalho Salgado</text:p>
      <text:p text:style-name="P1"/>
      <text:p text:style-name="P1">Atividade 1 GRA0489 – INTRODUÇÃO A REDES DE COMPUTADORES</text:p>
      <text:p text:style-name="P1"/>
      <text:p text:style-name="P1"><text:tab/>Em análise ao caso exposto na proposta da atividade e respondendo as questões levantadas, certamente no futuro ocorrerão problemas com dados sensiveis da empresa, das estratégias de negócio e dos próprios funcionários. A primeira atitude como gerente de TI seria restringir o acesso a dados sensíveis e recursos, com um modelo de permissões onde cada colaborador terá o acesso estritamente necessário ao desempenho de suas atividades, evitando assim a coleta de dados desnecessária. Num segundo ato, seria limitado o acesso a sites e serviços externos que não façam parte do escopo de trabalho da empresa, e também o bloqueio a instalação de softwares e ás entradas e saídas de hardware das máquinas. Por fim, e de extrema importância, seria necessária a disseminação de uma nova cultura de trabalho, onde as situações expostas sejam repudiadas e repreendidas, inclusive aplicando punições em casos mais extremos. </text:p>
      <text:p text:style-name="P1"><text:tab/>A politica de segurança seria baseada no modelo de permissões de acesso e limitando o acesso a conteúdo externo e fora do contexto do modelo de negócio. A colaboração e fiscalização nesse ponte serão fundamentias e para isso o compartilhamento dessa politica deve ser constante e de forma clara, fazendo assim a conscientização dos colaboradores envolvi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2:21.644173722</meta:creation-date>
    <meta:editing-duration>PT1M2S</meta:editing-duration>
    <meta:editing-cycles>2</meta:editing-cycles>
    <meta:generator>LibreOffice/7.2.6.2$Linux_X86_64 LibreOffice_project/20$Build-2</meta:generator>
    <dc:date>2022-04-19T19:23:11.763366774</dc:date>
    <meta:document-statistic meta:table-count="0" meta:image-count="0" meta:object-count="0" meta:page-count="1" meta:paragraph-count="4" meta:word-count="211" meta:character-count="1353" meta:non-whitespace-character-count="1142"/>
  </office:meta>
</office:document-meta>
</file>